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0b1" officeooo:paragraph-rsid="000530b1"/>
    </style:style>
    <style:style style:name="P2" style:family="paragraph" style:parent-style-name="Standard">
      <style:text-properties officeooo:rsid="000530b1" officeooo:paragraph-rsid="00092933"/>
    </style:style>
    <style:style style:name="T1" style:family="text">
      <style:text-properties style:font-name="sans-serif" fo:font-size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O 4 – Sistemas operativos</text:p>
      <text:p text:style-name="P1"/>
      <text:p text:style-name="P1">4) <text:span text:style-name="T1">a. Investigar el funcionamiento y la utilidad de select().</text:span></text:p>
      <text:p text:style-name="P2"><text:span text:style-name="T1"/></text:p>
      <text:p text:style-name="P2"><text:span text:style-name="T1">La llamada al sistema select() indica si hay datos disponibles para leer o si es posible escribir en un file descript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13:57:20.845660380</meta:creation-date>
    <dc:date>2022-05-24T21:00:08.671987954</dc:date>
    <meta:editing-duration>PT30M3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6" meta:character-count="221" meta:non-whitespace-character-count="187"/>
  </office:meta>
</office:document-meta>
</file>